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" svg:font-family="'Droid Sans'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b26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e60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d2fee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0300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4a0b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7ce2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b1b26" officeooo:paragraph-rsid="001b1b26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b1b26" officeooo:paragraph-rsid="001bf27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ce60c" officeooo:paragraph-rsid="001d2fee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ce60c" officeooo:paragraph-rsid="001f030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ce60c" officeooo:paragraph-rsid="001f4a0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d2fee" officeooo:paragraph-rsid="001d2fee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f0300" officeooo:paragraph-rsid="001f0300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f4a0b" officeooo:paragraph-rsid="001f4a0b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1b1b26" officeooo:paragraph-rsid="001b1b2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1f7ce2" officeooo:paragraph-rsid="001f7ce2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210f56" officeooo:paragraph-rsid="00210f56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b1b26" officeooo:paragraph-rsid="001bf27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bf27f" officeooo:paragraph-rsid="001bf27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ce60c" officeooo:paragraph-rsid="001ce60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paragraph-rsid="001b1b2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f7ce2" officeooo:paragraph-rsid="001f7ce2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f7ce2" officeooo:paragraph-rsid="00210f56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ce60c" officeooo:paragraph-rsid="001f7ce2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210f56" officeooo:paragraph-rsid="00210f5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f4a0b" officeooo:paragraph-rsid="001f4a0b" fo:background-color="transparent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ce60c" officeooo:paragraph-rsid="001f4a0b" fo:background-color="transparent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f7ce2" officeooo:paragraph-rsid="001f7ce2" fo:background-color="transparent" style:font-size-asian="12pt" style:font-size-complex="12pt"/>
    </style:style>
    <style:style style:name="P31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1.249cm" fo:margin-right="0cm" fo:margin-top="0cm" fo:margin-bottom="0cm" loext:contextual-spacing="false" fo:line-height="100%" fo:text-indent="0.021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List_20_Paragraph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35" style:family="paragraph" style:parent-style-name="List_20_Paragraph" style:list-style-name="WWNum2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36" style:family="paragraph" style:parent-style-name="List_20_Paragraph" style:list-style-name="WWNum3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37" style:family="paragraph" style:parent-style-name="List_20_Paragraph" style:list-style-name="WWNum1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38" style:family="paragraph" style:parent-style-name="List_20_Paragraph" style:list-style-name="WWNum4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39" style:family="paragraph" style:parent-style-name="List_20_Paragraph">
      <style:paragraph-properties fo:margin-top="0cm" fo:margin-bottom="0cm" loext:contextual-spacing="false" fo:line-height="100%"/>
      <style:text-properties style:font-name="Times New Roman" fo:font-size="12pt" fo:language="en" fo:country="US" style:font-size-asian="12pt" style:font-size-complex="12pt"/>
    </style:style>
    <style:style style:name="P40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1b26" style:font-weight-asian="bold" style:font-weight-complex="bold"/>
    </style:style>
    <style:style style:name="T4" style:family="text">
      <style:text-properties officeooo:rsid="001b1b26"/>
    </style:style>
    <style:style style:name="T5" style:family="text">
      <style:text-properties officeooo:rsid="001bf27f"/>
    </style:style>
    <style:style style:name="T6" style:family="text">
      <style:text-properties fo:color="#000000"/>
    </style:style>
    <style:style style:name="T7" style:family="text">
      <style:text-properties fo:color="#000000" officeooo:rsid="001d2fee" fo:background-color="#ffffff" loext:char-shading-value="0"/>
    </style:style>
    <style:style style:name="T8" style:family="text">
      <style:text-properties fo:color="#000000" officeooo:rsid="00210f56" fo:background-color="#ffffff" loext:char-shading-value="0"/>
    </style:style>
    <style:style style:name="T9" style:family="text">
      <style:text-properties fo:color="#000000" fo:font-weight="normal" fo:background-color="#ffffff" loext:char-shading-value="0" style:font-weight-asian="normal" style:font-weight-complex="normal"/>
    </style:style>
    <style:style style:name="T10" style:family="text">
      <style:text-properties fo:color="#000000" fo:font-weight="normal" officeooo:rsid="001ce60c" fo:background-color="#ffffff" loext:char-shading-value="0" style:font-weight-asian="normal" style:font-weight-complex="normal"/>
    </style:style>
    <style:style style:name="T11" style:family="text">
      <style:text-properties fo:color="#000000" fo:font-weight="normal" officeooo:rsid="001b1b26" fo:background-color="#ffffff" loext:char-shading-value="0" style:font-weight-asian="normal" style:font-weight-complex="normal"/>
    </style:style>
    <style:style style:name="T12" style:family="text">
      <style:text-properties fo:color="#000000" fo:font-weight="normal" officeooo:rsid="001bf27f" fo:background-color="#ffffff" loext:char-shading-value="0" style:font-weight-asian="normal" style:font-weight-complex="normal"/>
    </style:style>
    <style:style style:name="T13" style:family="text">
      <style:text-properties fo:color="#000000" fo:font-weight="normal" officeooo:rsid="001d2fee" fo:background-color="#ffffff" loext:char-shading-value="0" style:font-weight-asian="normal" style:font-weight-complex="normal"/>
    </style:style>
    <style:style style:name="T14" style:family="text">
      <style:text-properties fo:color="#000000" fo:font-weight="normal" officeooo:rsid="001f0300" fo:background-color="#ffffff" loext:char-shading-value="0" style:font-weight-asian="normal" style:font-weight-complex="normal"/>
    </style:style>
    <style:style style:name="T15" style:family="text">
      <style:text-properties fo:color="#000000" fo:font-weight="normal" fo:background-color="#ffff00" loext:char-shading-value="0" style:font-weight-asian="normal" style:font-weight-complex="normal"/>
    </style:style>
    <style:style style:name="T16" style:family="text">
      <style:text-properties fo:color="#000000" fo:font-weight="normal" officeooo:rsid="001ce60c" fo:background-color="#ffff00" loext:char-shading-value="0" style:font-weight-asian="normal" style:font-weight-complex="normal"/>
    </style:style>
    <style:style style:name="T17" style:family="text">
      <style:text-properties fo:color="#000000" fo:font-weight="normal" officeooo:rsid="001d2fee" fo:background-color="#ffff00" loext:char-shading-value="0" style:font-weight-asian="normal" style:font-weight-complex="normal"/>
    </style:style>
    <style:style style:name="T18" style:family="text">
      <style:text-properties fo:color="#000000" fo:font-weight="normal" officeooo:rsid="001f4a0b" fo:background-color="#ffff00" loext:char-shading-value="0" style:font-weight-asian="normal" style:font-weight-complex="normal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font-weight="normal" officeooo:rsid="001d2fee" style:font-weight-asian="normal" style:font-weight-complex="normal"/>
    </style:style>
    <style:style style:name="T21" style:family="text">
      <style:text-properties fo:color="#000000" fo:font-weight="normal" fo:background-color="#ffff66" loext:char-shading-value="0" style:font-weight-asian="normal" style:font-weight-complex="normal"/>
    </style:style>
    <style:style style:name="T22" style:family="text">
      <style:text-properties fo:color="#000000" fo:font-weight="normal" officeooo:rsid="001f4a0b" fo:background-color="#ffff66" loext:char-shading-value="0" style:font-weight-asian="normal" style:font-weight-complex="normal"/>
    </style:style>
    <style:style style:name="T23" style:family="text">
      <style:text-properties fo:color="#000000" fo:font-weight="normal" officeooo:rsid="001ce60c" fo:background-color="#ffff66" loext:char-shading-value="0" style:font-weight-asian="normal" style:font-weight-complex="normal"/>
    </style:style>
    <style:style style:name="T24" style:family="text">
      <style:text-properties fo:color="#000000" fo:font-weight="normal" officeooo:rsid="001ce60c" fo:background-color="#ffff66" loext:char-shading-value="0" style:font-weight-asian="normal" style:font-weight-complex="normal"/>
    </style:style>
    <style:style style:name="T25" style:family="text">
      <style:text-properties fo:color="#000000" fo:font-weight="bold" officeooo:rsid="001b1b26" fo:background-color="#ffffff" loext:char-shading-value="0" style:font-weight-asian="bold" style:font-weight-complex="bold"/>
    </style:style>
    <style:style style:name="T26" style:family="text">
      <style:text-properties fo:color="#000000" officeooo:rsid="001d2fee"/>
    </style:style>
    <style:style style:name="T27" style:family="text">
      <style:text-properties fo:color="#000000" officeooo:rsid="001f7ce2"/>
    </style:style>
    <style:style style:name="T28" style:family="text">
      <style:text-properties fo:color="#000000" officeooo:rsid="00210f56"/>
    </style:style>
    <style:style style:name="T29" style:family="text">
      <style:text-properties fo:font-weight="normal" officeooo:rsid="001ce60c" style:font-weight-asian="normal" style:font-weight-complex="normal"/>
    </style:style>
    <style:style style:name="T30" style:family="text">
      <style:text-properties officeooo:rsid="001f4a0b"/>
    </style:style>
    <style:style style:name="T31" style:family="text">
      <style:text-properties fo:background-color="#ffff66" loext:char-shading-value="0"/>
    </style:style>
    <style:style style:name="T32" style:family="text">
      <style:text-properties fo:background-color="#ffff66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На вход подается выражение в инфиксной форме типа (<text:span text:style-name="T1">a</text:span>+<text:span text:style-name="T1">b</text:span>)*<text:span text:style-name="T1">c</text:span></text:p>
      <text:p text:style-name="P1">Мы записываем его в переменную типа <text:span text:style-name="T1">char</text:span> под называнием <text:span text:style-name="T1">buffer</text:span></text:p>
      <text:p text:style-name="P1">Затем запускаем функцию tree_build <text:span text:style-name="T1">c</text:span> <text:span text:style-name="T1">buffer</text:span> в качестве аргумента</text:p>
      <text:p text:style-name="P1">В функции tree_build у нас есть</text:p>
      <text:list xml:id="list714646633856894707" text:style-name="WWNum1">
        <text:list-item>
          <text:p text:style-name="P37">Стек op_stack, в который мы записываем операторы</text:p>
        </text:list-item>
        <text:list-item>
          <text:p text:style-name="P37">new_tree – дерево которое мы собсвенно и строим</text:p>
        </text:list-item>
        <text:list-item>
          <text:p text:style-name="P37">стек под названием stack к который мы складываем отдельные созданные узлы нашего дерева</text:p>
        </text:list-item>
        <text:list-item>
          <text:p text:style-name="P37">переменная <text:span text:style-name="T1">char value</text:span></text:p>
        </text:list-item>
        <text:list-item>
          <text:p text:style-name="P37">переменная <text:span text:style-name="T1">char</text:span> <text:span text:style-name="T1">token</text:span> – в нее мы посимвольно считываем <text:span text:style-name="T1">buffer</text:span> пока не дойдем до <text:span text:style-name="T1">EOF</text:span></text:p>
        </text:list-item>
      </text:list>
      <text:p text:style-name="P39"/>
      <text:p text:style-name="P40">Если <text:span text:style-name="T1">token</text:span> – буква или цифра мы создаем новый узел дерева new_tree</text:p>
      <text:p text:style-name="P40">new_tree<text:span text:style-name="T1">-&gt;data = token</text:span></text:p>
      <text:p text:style-name="P40"><text:span text:style-name="T1">new_tree-&gt;left = NULL;</text:span></text:p>
      <text:p text:style-name="P40"><text:span text:style-name="T1">new_tree-&gt;right = NULL;</text:span></text:p>
      <text:p text:style-name="P40">и кладем его в stack</text:p>
      <text:p text:style-name="P40"/>
      <text:p text:style-name="P40">если <text:span text:style-name="T1">token</text:span> = открывающая скобка </text:p>
      <text:p text:style-name="P40">кладем ее в op_stack и смело идем дальше</text:p>
      <text:p text:style-name="P40"/>
      <text:p text:style-name="P40">если <text:span text:style-name="T1">token</text:span> – закрывающая скобка, то для всех <text:span text:style-name="T1">value</text:span> из op_stack (а это + - * / ^):</text:p>
      <text:list xml:id="list619977798022539306" text:style-name="WWNum2">
        <text:list-item>
          <text:p text:style-name="P35">забираем из stack последние два узла дерева которые туда положили</text:p>
        </text:list-item>
      </text:list>
      <text:p text:style-name="P34">t_right = stack_pop(stack);</text:p>
      <text:p text:style-name="P40"><text:span text:style-name="T1"><text:s text:c="15"/>t_left = stack_pop(stack);</text:span></text:p>
      <text:list xml:id="list14433382286580" text:continue-numbering="true" text:style-name="WWNum2">
        <text:list-item>
          <text:p text:style-name="P35">создаем новое дерево new_tree</text:p>
        </text:list-item>
      </text:list>
      <text:p text:style-name="P32"><text:span text:style-name="T1">new_tree-&gt;data = value;</text:span></text:p>
      <text:p text:style-name="P1"><text:span text:style-name="T1"><text:s text:c="14"/>new_tree-&gt;left = t_left;</text:span></text:p>
      <text:p text:style-name="P1"><text:span text:style-name="T1"><text:s text:c="14"/>new_tree-&gt;right = t_right;</text:span></text:p>
      <text:list xml:id="list14433914724932" text:continue-numbering="true" text:style-name="WWNum2">
        <text:list-item>
          <text:p text:style-name="P35">кладем его в stack</text:p>
        </text:list-item>
      </text:list>
      <text:p text:style-name="P1"/>
      <text:p text:style-name="P1">если у нас <text:span text:style-name="T1">token</text:span> = + - * / ^ и т д (т е оператор)</text:p>
      <text:p text:style-name="P1">то запускаем функцию precedence() с аргументом <text:span text:style-name="T1">token</text:span></text:p>
      <text:p text:style-name="P1">т е сравниваем приоритеты текущего знака и предыдущим который хранится в <text:s/>op_stack </text:p>
      <text:p text:style-name="P1">и<text:span text:style-name="T1"> </text:span>если<text:span text:style-name="T1"> </text:span>приоритет<text:span text:style-name="T1"> </text:span>меньше<text:span text:style-name="T1">:</text:span></text:p>
      <text:list xml:id="list6014002400623530982" text:style-name="WWNum3">
        <text:list-item>
          <text:p text:style-name="P36">извлекаем в <text:span text:style-name="T1">value</text:span> оператор из op_stack</text:p>
        </text:list-item>
        <text:list-item>
          <text:p text:style-name="P36">забираем из stack последние два узла дерева которые туда положили</text:p>
        </text:list-item>
      </text:list>
      <text:p text:style-name="P33"><text:span text:style-name="T1"><text:s/>t_right = stack_pop(stack);</text:span></text:p>
      <text:p text:style-name="P1"><text:span text:style-name="T1"><text:s text:c="16"/>t_left = stack_pop(stack);</text:span></text:p>
      <text:list xml:id="list14432224759193" text:continue-numbering="true" text:style-name="WWNum3">
        <text:list-item>
          <text:p text:style-name="P36">создаем новый узел дерева</text:p>
        </text:list-item>
      </text:list>
      <text:p text:style-name="P1"><text:span text:style-name="T1"><text:s text:c="16"/>new_tree-&gt;data = value;</text:span></text:p>
      <text:p text:style-name="P1"><text:span text:style-name="T1"><text:s text:c="16"/>new_tree-&gt;left = t_left;</text:span></text:p>
      <text:p text:style-name="P1"><text:span text:style-name="T1"><text:s text:c="16"/>new_tree-&gt;right = t_right;</text:span></text:p>
      <text:list xml:id="list14433119158677" text:continue-numbering="true" text:style-name="WWNum3">
        <text:list-item>
          <text:p text:style-name="P36">кладем его в stack</text:p>
        </text:list-item>
      </text:list>
      <text:p text:style-name="P1">повторяем - сравниваем приоритеты текущего знака и предыдущим который хранится в <text:s/>op_stack</text:p>
      <text:p text:style-name="P1">до тех пор пока приоритет не будет больше</text:p>
      <text:p text:style-name="P1">тогда кладем <text:span text:style-name="T1">token</text:span> в op_stack и смело идем дальше</text:p>
      <text:p text:style-name="P1"/>
      <text:p text:style-name="P40">если достигли конца буфера а в op_stack еще что то есть </text:p>
      <text:p text:style-name="P40">для каждого элемента стека т е оператора + - * /</text:p>
      <text:list xml:id="list2649134414000809516" text:style-name="WWNum4">
        <text:list-item>
          <text:p text:style-name="P38">забираем из stack последние два узла дерева которые туда положили</text:p>
        </text:list-item>
        <text:list-item>
          <text:p text:style-name="P38"><text:s/>создаем новый узел дерева</text:p>
        </text:list-item>
        <text:list-item>
          <text:p text:style-name="P38">Кладем его в stack</text:p>
        </text:list-item>
      </text:list>
      <text:p text:style-name="P1">Возвращаем верхний узел дерева</text:p>
      <text:p text:style-name="P1"/>
      <text:p text:style-name="P17"/>
      <text:p text:style-name="P17"/>
      <text:p text:style-name="P17"/>
      <text:p text:style-name="P17"><text:soft-page-break/>Функции по приведению упрощению <text:span text:style-name="T30">выражения</text:span></text:p>
      <text:p text:style-name="P1"/>
      <text:p text:style-name="P2"><text:span text:style-name="T3">Функция </text:span><text:span text:style-name="T2">swap_t</text:span><text:span text:style-name="T3">(tree) <text:s text:c="3"/></text:span></text:p>
      <text:p text:style-name="P23"><text:span text:style-name="T4">узел дерева </text:span>(сначала самый верхний)</text:p>
      <text:p text:style-name="P1">проверяем есть ли <text:span text:style-name="T4">у </text:span>этого узла левый и правый, <text:span text:style-name="T4">если есть</text:span></text:p>
      <text:p text:style-name="P2">проверяем если <text:span text:style-name="T4">что </text:span><text:span text:style-name="T1">data</text:span> =<text:span text:style-name="T4">=</text:span> * <text:span text:style-name="T4">(умножить)</text:span></text:p>
      <text:p text:style-name="P8">потому что наше дерево из уравнения a^2*a^k преобразуется в дерево </text:p>
      <text:p text:style-name="P8"><text:tab/> <text:s text:c="6"/>[*]</text:p>
      <text:p text:style-name="P8"><text:s text:c="7"/>[^]<text:tab/> <text:s text:c="6"/><text:tab/> <text:s text:c="4"/>[^]</text:p>
      <text:p text:style-name="P8">[a] <text:s text:c="7"/>[2] <text:s text:c="4"/>[a] <text:s text:c="6"/>[k]</text:p>
      <text:p text:style-name="P2">то<text:span text:style-name="T4">гда</text:span> запускаем функцию redo_t , передавая <text:span text:style-name="T4">ей</text:span> левый и правый узлы текущего узла</text:p>
      <text:p text:style-name="P1">иначе <text:span text:style-name="T4">рекурсивно </text:span>запускаем swap_t<text:bookmark text:name="_GoBack"/> <text:span text:style-name="T4">для левого и правого узла</text:span></text:p>
      <text:p text:style-name="P8">соответственно если дойдем до конца и так и не найдем узла со значением умножить * возвращается исходное дерево</text:p>
      <text:p text:style-name="P8"/>
      <text:p text:style-name="P16">Функция redo_t(left, right)</text:p>
      <text:p text:style-name="P20">если значение левого и правого узла равны ^ (степень) </text:p>
      <text:p text:style-name="P21"><text:tab/>проверяем равны ли значения левых подузлов (т е что у нас и там и там например а), тогда <text:tab/>запускаем функцию simpl_t(left, right), которая преобразует ветку дерева из </text:p>
      <text:p text:style-name="P9"><text:tab/> <text:s text:c="4"/>[*]</text:p>
      <text:p text:style-name="P9"><text:s text:c="7"/><text:span text:style-name="T32">[^]<text:tab/> </text:span><text:s text:c="6"/><text:tab/> <text:s text:c="4"/><text:span text:style-name="T32">[^]</text:span></text:p>
      <text:p text:style-name="P20"><text:span text:style-name="T32">[a]</text:span> <text:s text:c="6"/>[2] <text:s text:c="6"/><text:span text:style-name="T32">[a]</text:span> <text:s text:c="6"/>[k]</text:p>
      <text:p text:style-name="P21">в дерево </text:p>
      <text:p text:style-name="P21"/>
      <text:p text:style-name="P9"><text:tab/> <text:s text:c="3"/>[<text:span text:style-name="T5">^</text:span>]</text:p>
      <text:p text:style-name="P9"><text:s text:c="7"/>[<text:span text:style-name="T5">a</text:span>]<text:tab/> <text:s text:c="6"/><text:tab/>[<text:span text:style-name="T5">+</text:span>]</text:p>
      <text:p text:style-name="P20"><text:tab/> <text:s text:c="5"/>[<text:span text:style-name="T5">2</text:span>] <text:s text:c="6"/>[k] <text:s text:c="2"/><text:span text:style-name="T5">что соответствует выражению a^(2+k) </text:span></text:p>
      <text:p text:style-name="P20"/>
      <text:p text:style-name="P21"><text:tab/>если же значения не равны то возвращаем поддерево в прежнем виде</text:p>
      <text:p text:style-name="P22">если значение левого узла у нас = * а правого ^</text:p>
      <text:p text:style-name="P3"><text:span text:style-name="T29">это может быть когда исходное выражение у нас имеет вид например такой: </text:span><text:span text:style-name="T10">a^2*b^3*a^k</text:span></text:p>
      <text:p text:style-name="P3"><text:span text:style-name="T10">       <text:tab/><text:tab/> [*]</text:span></text:p>
      <text:p text:style-name="P3"><text:span text:style-name="T10"><text:tab/></text:span><text:span text:style-name="T24">[*]</text:span><text:span text:style-name="T10"><text:tab/><text:tab/> <text:s text:c="3"/></text:span><text:span text:style-name="T24">[^]</text:span></text:p>
      <text:p text:style-name="P3"><text:span text:style-name="T10"><text:s text:c="4"/>[^]<text:tab/> <text:s text:c="7"/>[^]<text:tab/>[a] <text:s text:c="2"/>[k]<text:tab/><text:tab/></text:span><text:span text:style-name="T14">(7)</text:span><text:span text:style-name="T10"><text:line-break/>[a] <text:s text:c="2"/>[2] <text:s text:c="3"/>[b] <text:s text:c="2"/>[3]</text:span></text:p>
      <text:p text:style-name="P3"><text:span text:style-name="T10"/></text:p>
      <text:p text:style-name="P10"><text:span text:style-name="T9">соответственно, если у нас подузел слева имеет вид <text:s/></text:span><text:span text:style-name="T11">a^2*a^k </text:span><text:span text:style-name="T9">то просто запускаем <text:s/></text:span><text:span text:style-name="T12">simpl_t(</text:span><text:span text:style-name="T13">left-&gt;left, left-&gt;right</text:span><text:span text:style-name="T12">), </text:span><text:span text:style-name="T13">т е преобразуем левое поддерево, а затем запускаем рекурсивно функцию <text:s/></text:span><text:span text:style-name="T25">redo_t </text:span><text:span text:style-name="T13">для уже преобразованного левого узла и оставшегося неизменным правого</text:span></text:p>
      <text:p text:style-name="P4"><text:span text:style-name="T10"><text:tab/>[</text:span><text:span text:style-name="T13">^</text:span><text:span text:style-name="T10">]<text:tab/><text:tab/> <text:s text:c="3"/>[^]</text:span></text:p>
      <text:p text:style-name="P10"><text:span text:style-name="T9"><text:s text:c="4"/>[</text:span><text:span text:style-name="T13">a</text:span><text:span text:style-name="T9">]<text:tab/> <text:s text:c="7"/>[</text:span><text:span text:style-name="T13">+</text:span><text:span text:style-name="T9">]<text:tab/>[a] <text:s text:c="2"/>[</text:span><text:span text:style-name="T13">4</text:span><text:span text:style-name="T9">] <text:line-break/><text:tab/> <text:s text:c="2"/>[</text:span><text:span text:style-name="T13">2</text:span><text:span text:style-name="T9">] <text:s text:c="4"/>[</text:span><text:span text:style-name="T13">k</text:span><text:span text:style-name="T9">]</text:span></text:p>
      <text:p text:style-name="P13"><text:span text:style-name="T9">если у нас все основания равны a (т е исходное выражение было </text:span><text:span text:style-name="T11">a^2*a^k*</text:span><text:span text:style-name="T9">a^4), то соответственно на этом витке функция <text:s/></text:span><text:span text:style-name="T25">redo_t </text:span><text:span text:style-name="T9">снова упростить выражение и дерево примет вид</text:span></text:p>
      <text:p text:style-name="P4"><text:span text:style-name="T10">      <text:tab/><text:tab/> [</text:span><text:span text:style-name="T13">^</text:span><text:span text:style-name="T10">]</text:span></text:p>
      <text:p text:style-name="P4"><text:span text:style-name="T10"><text:tab/>[</text:span><text:span text:style-name="T13">a</text:span><text:span text:style-name="T10">]<text:tab/><text:tab/> <text:s text:c="2"/></text:span><text:span text:style-name="T13">[+]</text:span></text:p>
      <text:p text:style-name="P4"><text:span text:style-name="T13"><text:tab/><text:tab/> <text:s text:c="5"/>[+] <text:s text:c="11"/>[4]</text:span></text:p>
      <text:p text:style-name="P4"><text:span text:style-name="T13"><text:tab/><text:tab/>[2]<text:tab/>[k]</text:span></text:p>
      <text:p text:style-name="P5"><text:span text:style-name="T13">е</text:span><text:span text:style-name="T14">сли же в правом подузле основание другое возвращается дерево</text:span></text:p>
      <text:p text:style-name="P5"><text:span text:style-name="T10"><text:tab/><text:tab/> </text:span><text:span text:style-name="T14">[*]</text:span></text:p>
      <text:p text:style-name="P5"><text:span text:style-name="T10"><text:tab/>[</text:span><text:span text:style-name="T13">^</text:span><text:span text:style-name="T10">]<text:tab/><text:tab/> <text:s text:c="3"/>[^]</text:span></text:p>
      <text:p text:style-name="P11"><text:span text:style-name="T9"><text:s text:c="4"/>[</text:span><text:span text:style-name="T13">a</text:span><text:span text:style-name="T9">]<text:tab/> <text:s text:c="7"/>[</text:span><text:span text:style-name="T13">+</text:span><text:span text:style-name="T9">]<text:tab/>[a] <text:s text:c="2"/>[</text:span><text:span text:style-name="T13">4</text:span><text:span text:style-name="T9">] <text:line-break/><text:tab/> <text:s text:c="2"/>[</text:span><text:span text:style-name="T13">2</text:span><text:span text:style-name="T9">] <text:s text:c="4"/>[</text:span><text:span text:style-name="T13">k</text:span><text:span text:style-name="T9">]</text:span></text:p>
      <text:p text:style-name="P14"><text:span text:style-name="T9">если же у нас случай (7) т е в дереве есть равные основания, но они на разных ветках</text:span></text:p>
      <text:p text:style-name="P14"><text:span text:style-name="T9">т е left-&gt;left-&gt;left-&gt;data = = right-&gt;left-&gt;data</text:span></text:p>
      <text:p text:style-name="P14"><text:span text:style-name="T9">меняем местами подузлы leftt-&gt;right и <text:s/>right с помощью функции remake_t</text:span></text:p>
      <text:p text:style-name="P5"><text:soft-page-break/><text:span text:style-name="T10">       <text:tab/><text:tab/> [*]</text:span></text:p>
      <text:p text:style-name="P5"><text:span text:style-name="T10"><text:tab/>[*]<text:tab/><text:tab/> <text:s text:c="2"/></text:span><text:span text:style-name="T16"><text:s/>[^]</text:span></text:p>
      <text:p text:style-name="P11"><text:span text:style-name="T9"><text:s text:c="4"/>[^]<text:tab/> <text:s text:c="7"/></text:span><text:span text:style-name="T15">[^]</text:span><text:span text:style-name="T9"><text:tab/></text:span><text:span text:style-name="T15">[a] <text:s text:c="2"/>[k]</text:span><text:span text:style-name="T9"><text:tab/><text:tab/></text:span><text:span text:style-name="T14">(7)</text:span><text:span text:style-name="T9"><text:line-break/>[a] <text:s text:c="2"/>[2] <text:s text:c="3"/></text:span><text:span text:style-name="T15">[b] <text:s text:c="2"/>[3]</text:span></text:p>
      <text:p text:style-name="P4"><text:span text:style-name="T13"/></text:p>
      <text:p text:style-name="P15"><text:span text:style-name="T13">tr = left_t-&gt;right;</text:span></text:p>
      <text:p text:style-name="P15"><text:span text:style-name="T13">left_t = remake_t(left_t-&gt;left, right_t);</text:span></text:p>
      <text:p text:style-name="P15"><text:span text:style-name="T13">right_t = tr;</text:span></text:p>
      <text:p text:style-name="P15"><text:span text:style-name="T13">и </text:span><text:span text:style-name="T9">снова запускаем функцию <text:s/></text:span><text:span text:style-name="T13">redo_t </text:span><text:span text:style-name="T9">уже с для переставленных подузлов</text:span></text:p>
      <text:p text:style-name="P15"><text:span text:style-name="T13">new_tree = redo_t(left_t, right_t);</text:span></text:p>
      <text:p text:style-name="P15"><text:span text:style-name="T13"/></text:p>
      <text:p text:style-name="P6"><text:span text:style-name="T10"><text:tab/>[*]<text:tab/><text:tab/> <text:s text:c="2"/></text:span><text:span text:style-name="T16"><text:s/>[^]</text:span></text:p>
      <text:p text:style-name="P12"><text:span text:style-name="T13"><text:s text:c="4"/>[^]<text:tab/> <text:s text:c="7"/></text:span><text:span text:style-name="T17">[^]</text:span><text:span text:style-name="T13"><text:tab/></text:span><text:span text:style-name="T17">[</text:span><text:span text:style-name="T18">b</text:span><text:span text:style-name="T17">] <text:s text:c="2"/>[</text:span><text:span text:style-name="T18">3</text:span><text:span text:style-name="T17">]</text:span><text:span text:style-name="T13"><text:tab/><text:tab/><text:line-break/>[a] <text:s text:c="2"/>[2] <text:s text:c="3"/></text:span><text:span text:style-name="T17">[</text:span><text:span text:style-name="T18">a</text:span><text:span text:style-name="T17">] <text:s text:c="2"/>[</text:span><text:span text:style-name="T18">k</text:span><text:span text:style-name="T17">]</text:span></text:p>
      <text:p text:style-name="P12"><text:span text:style-name="T17"/></text:p>
      <text:p text:style-name="P28"><text:span text:style-name="T20">а</text:span><text:span text:style-name="T19">налогичные перестановки если у нас left_t-&gt;right-&gt;left-&gt;data = = right_t-&gt;left-&gt;data</text:span></text:p>
      <text:p text:style-name="P6"><text:span text:style-name="T10">       <text:tab/><text:tab/> [*]</text:span></text:p>
      <text:p text:style-name="P6"><text:span text:style-name="T10"><text:tab/>[*]<text:tab/><text:tab/> <text:s text:c="2"/></text:span><text:span text:style-name="T16"><text:s/>[^]</text:span></text:p>
      <text:p text:style-name="P29"><text:span text:style-name="T9"><text:s text:c="4"/></text:span><text:span text:style-name="T21">[^]</text:span><text:span text:style-name="T9"><text:tab/> <text:s text:c="7"/></text:span><text:span text:style-name="T19">[^]<text:tab/></text:span><text:span text:style-name="T21">[</text:span><text:span text:style-name="T22">b</text:span><text:span text:style-name="T21">] <text:s text:c="2"/>[k]</text:span><text:span text:style-name="T19"><text:tab/><text:tab/><text:line-break/></text:span><text:span text:style-name="T21">[a] <text:s text:c="2"/>[2]</text:span><text:span text:style-name="T19"> <text:s text:c="3"/>[b] <text:s text:c="2"/>[3]</text:span></text:p>
      <text:p text:style-name="P28"><text:span text:style-name="T19">только местами меняем уже left_t-&gt;left и right_t</text:span></text:p>
      <text:p text:style-name="P28"><text:span text:style-name="T19"/></text:p>
      <text:p text:style-name="P30"><text:span text:style-name="T19">если мы не подпадаем ни под одно из перечисленных условий — вызываем функцию </text:span></text:p>
      <text:p text:style-name="P30"><text:span text:style-name="T19">swap_t</text:span></text:p>
      <text:p text:style-name="P30"><text:span text:style-name="T19"><text:tab/>left_t-&gt;left = swap_t(left_t-&gt;left); перетрясаем левый подузел</text:span></text:p>
      <text:p text:style-name="P30"><text:span text:style-name="T19"><text:s text:c="12"/>left_t-&gt;right = swap_t(left_t-&gt;right); перетрясаем правый подузел</text:span></text:p>
      <text:p text:style-name="P30"><text:span text:style-name="T19"><text:s text:c="12"/>new_tree = redo_t(left_t, right_t); переписываем дерево</text:span></text:p>
      <text:p text:style-name="P30"><text:span text:style-name="T19"/></text:p>
      <text:p text:style-name="P30"><text:span text:style-name="T19">то же самое если у нас ни <text:s/>^ <text:s/>^ это и ни * ^ это — запускаем swap_t т е рекурсивно едем дальше вриз по дереву в надежде встретить нужное сочетание операторов</text:span></text:p>
      <text:p text:style-name="P30"><text:span text:style-name="T19"/></text:p>
      <text:p text:style-name="P18"><text:span text:style-name="T6">функция simpl_t</text:span></text:p>
      <text:p text:style-name="P24"><text:span text:style-name="T6">получает два подузла дерева вида </text:span></text:p>
      <text:p text:style-name="P26"><text:span text:style-name="T7"><text:s text:c="7"/><text:tab/> <text:s text:c="4"/>[</text:span><text:span text:style-name="T8">one</text:span><text:span text:style-name="T7">]<text:tab/> <text:s text:c="7"/><text:tab/><text:tab/> </text:span><text:span text:style-name="T26">[</text:span><text:span text:style-name="T28">two</text:span><text:span text:style-name="T26">]<text:tab/><text:line-break/>[</text:span><text:span text:style-name="T27">one-&gt;left</text:span><text:span text:style-name="T26">] <text:s text:c="2"/>[</text:span><text:span text:style-name="T27">one-&gt;right</text:span><text:span text:style-name="T26">] <text:s text:c="4"/>[</text:span><text:span text:style-name="T27">two-&gt;left</text:span><text:span text:style-name="T26">] <text:s text:c="2"/>[</text:span><text:span text:style-name="T27">two-&gt;right</text:span><text:span text:style-name="T26">]</text:span></text:p>
      <text:p text:style-name="P24"><text:span text:style-name="T6">и сначала создает узел </text:span></text:p>
      <text:p text:style-name="P24"><text:span text:style-name="T6"><text:tab/><text:tab/> <text:s text:c="4"/>[+]</text:span></text:p>
      <text:p text:style-name="P25"><text:span text:style-name="T6"><text:s text:c="6"/>[one-&gt;right]<text:tab/> <text:s/>[two-&gt;right]</text:span></text:p>
      <text:p text:style-name="P24"><text:span text:style-name="T6">а потом </text:span><text:span text:style-name="T28">создает</text:span><text:span text:style-name="T6"> узел вида</text:span></text:p>
      <text:p text:style-name="P24"><text:span text:style-name="T6"><text:tab/><text:tab/> <text:s text:c="7"/>[*]</text:span></text:p>
      <text:p text:style-name="P25"><text:span text:style-name="T6"><text:s text:c="4"/>[one-&gt;left] <text:s text:c="9"/><text:tab/> <text:s text:c="7"/>[+]</text:span></text:p>
      <text:p text:style-name="P25"><text:span text:style-name="T6"><text:s text:c="6"/><text:tab/><text:tab/>[one-&gt;right]<text:tab/> <text:s/>[two-&gt;right]</text:span></text:p>
      <text:p text:style-name="P24"><text:span text:style-name="T6"/></text:p>
      <text:p text:style-name="P24"><text:span text:style-name="T6">и возвращает его</text:span></text:p>
      <text:p text:style-name="P24"><text:span text:style-name="T6"/></text:p>
      <text:p text:style-name="P19"><text:span text:style-name="T6">функция remake_t (one, two)</text:span></text:p>
      <text:p text:style-name="P19"><text:span text:style-name="T19">возвращает дерево вида </text:span></text:p>
      <text:p text:style-name="P25"><text:span text:style-name="T6"><text:tab/> <text:s text:c="4"/>[*]</text:span></text:p>
      <text:p text:style-name="P25"><text:span text:style-name="T6"><text:s text:c="6"/>[one]<text:tab/> <text:s/>[two]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" svg:font-family="'Droid Sans'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lycallahan@gmail.com</meta:initial-creator>
    <dc:creator>Kane </dc:creator>
    <meta:editing-cycles>3</meta:editing-cycles>
    <meta:creation-date>2017-05-19T10:06:00</meta:creation-date>
    <dc:date>2017-05-20T01:44:32.024279644</dc:date>
    <meta:editing-duration>PT40M6S</meta:editing-duration>
    <meta:generator>LibreOffice/5.2.6.2$Linux_X86_64 LibreOffice_project/20$Build-2</meta:generator>
    <meta:document-statistic meta:table-count="0" meta:image-count="0" meta:object-count="0" meta:page-count="3" meta:paragraph-count="126" meta:word-count="829" meta:character-count="5634" meta:non-whitespace-character-count="43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